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2" style:family="paragraph" style:parent-style-name="Standard">
      <style:text-properties officeooo:rsid="000d652b" officeooo:paragraph-rsid="007361ba"/>
    </style:style>
    <style:style style:name="P3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4" style:family="paragraph" style:parent-style-name="Standard">
      <style:text-properties officeooo:rsid="000d652b" officeooo:paragraph-rsid="007472ef"/>
    </style:style>
    <style:style style:name="P5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7" style:family="paragraph" style:parent-style-name="Standard">
      <style:text-properties officeooo:rsid="000d652b" officeooo:paragraph-rsid="0012155b"/>
    </style:style>
    <style:style style:name="P8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9" style:family="paragraph" style:parent-style-name="Standard">
      <style:text-properties officeooo:rsid="000d652b" officeooo:paragraph-rsid="000d652b"/>
    </style:style>
    <style:style style:name="P10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11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12" style:family="paragraph" style:parent-style-name="Standard">
      <style:text-properties officeooo:rsid="007e75dc" officeooo:paragraph-rsid="007e75dc"/>
    </style:style>
    <style:style style:name="P13" style:family="paragraph" style:parent-style-name="Standard">
      <style:text-properties officeooo:rsid="000d652b" officeooo:paragraph-rsid="0024e1c6"/>
    </style:style>
    <style:style style:name="P14" style:family="paragraph" style:parent-style-name="Standard">
      <style:text-properties officeooo:rsid="0022dbc9" officeooo:paragraph-rsid="0024e1c6"/>
    </style:style>
    <style:style style:name="P15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16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2678ff" officeooo:paragraph-rsid="002678f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75560" officeooo:paragraph-rsid="002678ff" style:font-size-asian="10.5pt" style:font-size-complex="12pt"/>
    </style:style>
    <style:style style:name="P19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20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21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28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33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37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bbbe9" style:font-size-asian="14pt" style:font-size-complex="14pt"/>
    </style:style>
    <style:style style:name="T3" style:family="text">
      <style:text-properties fo:font-size="14pt" officeooo:rsid="007472ef" style:font-size-asian="14pt" style:font-size-complex="14pt"/>
    </style:style>
    <style:style style:name="T4" style:family="text">
      <style:text-properties fo:font-size="14pt" officeooo:rsid="0014a116" style:font-size-asian="14pt" style:font-size-complex="14pt"/>
    </style:style>
    <style:style style:name="T5" style:family="text">
      <style:text-properties fo:font-size="12pt" officeooo:rsid="005c6df6" style:font-size-asian="12pt" style:font-size-complex="12pt"/>
    </style:style>
    <style:style style:name="T6" style:family="text">
      <style:text-properties fo:font-size="12pt" officeooo:rsid="007472ef" style:font-size-asian="12pt" style:font-size-complex="12pt"/>
    </style:style>
    <style:style style:name="T7" style:family="text">
      <style:text-properties fo:font-size="12pt" officeooo:rsid="0074a494" style:font-size-asian="12pt" style:font-size-complex="12pt"/>
    </style:style>
    <style:style style:name="T8" style:family="text">
      <style:text-properties fo:font-size="12pt" officeooo:rsid="0077a38c" style:font-size-asian="12pt" style:font-size-complex="12pt"/>
    </style:style>
    <style:style style:name="T9" style:family="text">
      <style:text-properties fo:font-size="12pt" officeooo:rsid="00794789" style:font-size-asian="12pt" style:font-size-complex="12pt"/>
    </style:style>
    <style:style style:name="T10" style:family="text">
      <style:text-properties fo:font-size="12pt" officeooo:rsid="005faa82" style:font-size-asian="12pt" style:font-size-complex="12pt"/>
    </style:style>
    <style:style style:name="T11" style:family="text">
      <style:text-properties fo:font-size="12pt" officeooo:rsid="0061f3c9" style:font-size-asian="12pt" style:font-size-complex="12pt"/>
    </style:style>
    <style:style style:name="T12" style:family="text">
      <style:text-properties fo:font-size="12pt" officeooo:rsid="007b3ccf" style:font-size-asian="12pt" style:font-size-complex="12pt"/>
    </style:style>
    <style:style style:name="T13" style:family="text">
      <style:text-properties fo:font-size="12pt" officeooo:rsid="005e1f81" style:font-size-asian="12pt" style:font-size-complex="12pt"/>
    </style:style>
    <style:style style:name="T14" style:family="text">
      <style:text-properties fo:font-size="12pt" officeooo:rsid="007b40da" style:font-size-asian="12pt" style:font-size-complex="12pt"/>
    </style:style>
    <style:style style:name="T15" style:family="text">
      <style:text-properties fo:font-size="12pt" officeooo:rsid="007beeca" style:font-size-asian="12pt" style:font-size-complex="12pt"/>
    </style:style>
    <style:style style:name="T16" style:family="text">
      <style:text-properties fo:font-size="12pt" officeooo:rsid="007d4aa3" style:font-size-asian="12pt" style:font-size-complex="12pt"/>
    </style:style>
    <style:style style:name="T17" style:family="text">
      <style:text-properties officeooo:rsid="000f1ced"/>
    </style:style>
    <style:style style:name="T18" style:family="text">
      <style:text-properties officeooo:rsid="005f5d6c"/>
    </style:style>
    <style:style style:name="T19" style:family="text">
      <style:text-properties fo:font-size="12pt" officeooo:rsid="00168b58" style:font-size-asian="12pt" style:font-size-complex="12pt"/>
    </style:style>
    <style:style style:name="T20" style:family="text">
      <style:text-properties officeooo:rsid="0021cf0c"/>
    </style:style>
    <style:style style:name="T21" style:family="text">
      <style:text-properties officeooo:rsid="006a8947"/>
    </style:style>
    <style:style style:name="T22" style:family="text">
      <style:text-properties officeooo:rsid="005faa82"/>
    </style:style>
    <style:style style:name="T23" style:family="text">
      <style:text-properties officeooo:rsid="0060b1c8"/>
    </style:style>
    <style:style style:name="T24" style:family="text">
      <style:text-properties officeooo:rsid="0061f3c9"/>
    </style:style>
    <style:style style:name="T25" style:family="text">
      <style:text-properties officeooo:rsid="00625fd9"/>
    </style:style>
    <style:style style:name="T26" style:family="text">
      <style:text-properties officeooo:rsid="006364a4"/>
    </style:style>
    <style:style style:name="T27" style:family="text">
      <style:text-properties officeooo:rsid="0064b9a3"/>
    </style:style>
    <style:style style:name="T28" style:family="text">
      <style:text-properties officeooo:rsid="0065e626"/>
    </style:style>
    <style:style style:name="T29" style:family="text">
      <style:text-properties officeooo:rsid="00674d85"/>
    </style:style>
    <style:style style:name="T30" style:family="text">
      <style:text-properties officeooo:rsid="00679822"/>
    </style:style>
    <style:style style:name="T31" style:family="text">
      <style:text-properties officeooo:rsid="00688361"/>
    </style:style>
    <style:style style:name="T32" style:family="text">
      <style:text-properties officeooo:rsid="0068d9b1"/>
    </style:style>
    <style:style style:name="T33" style:family="text">
      <style:text-properties officeooo:rsid="006c8612"/>
    </style:style>
    <style:style style:name="T34" style:family="text">
      <style:text-properties officeooo:rsid="006da3f8"/>
    </style:style>
    <style:style style:name="T35" style:family="text">
      <style:text-properties fo:font-size="14pt" officeooo:rsid="0024e1c6" style:font-size-asian="14pt" style:font-size-complex="14pt"/>
    </style:style>
    <style:style style:name="T36" style:family="text">
      <style:text-properties fo:font-size="12pt" officeooo:rsid="002678ff" style:font-size-asian="10.5pt" style:font-size-complex="12pt"/>
    </style:style>
    <style:style style:name="T37" style:family="text">
      <style:text-properties officeooo:rsid="0028eb98"/>
    </style:style>
    <style:style style:name="T38" style:family="text">
      <style:text-properties fo:font-size="12pt" officeooo:rsid="002cf560" style:font-size-asian="12pt" style:font-size-complex="12pt"/>
    </style:style>
    <style:style style:name="T39" style:family="text">
      <style:text-properties officeooo:rsid="00801db8"/>
    </style:style>
    <style:style style:name="T40" style:family="text">
      <style:text-properties officeooo:rsid="003464a1"/>
    </style:style>
    <style:style style:name="T41" style:family="text">
      <style:text-properties fo:font-size="12pt" officeooo:rsid="00818981" style:font-size-asian="12pt" style:font-size-complex="12pt"/>
    </style:style>
    <style:style style:name="T42" style:family="text">
      <style:text-properties fo:font-size="12pt" officeooo:rsid="00349b14" style:font-size-asian="12pt" style:font-size-complex="12pt"/>
    </style:style>
    <style:style style:name="T43" style:family="text">
      <style:text-properties fo:font-size="12pt" officeooo:rsid="00375e2a" style:font-size-asian="12pt" style:font-size-complex="12pt"/>
    </style:style>
    <style:style style:name="T44" style:family="text">
      <style:text-properties fo:font-size="12pt" officeooo:rsid="00391a9c" style:font-size-asian="12pt" style:font-size-complex="12pt"/>
    </style:style>
    <style:style style:name="T45" style:family="text">
      <style:text-properties fo:font-size="12pt" officeooo:rsid="003afbcf" style:font-size-asian="12pt" style:font-size-complex="12pt"/>
    </style:style>
    <style:style style:name="T46" style:family="text">
      <style:text-properties fo:font-size="12pt" officeooo:rsid="003c09a0" style:font-size-asian="12pt" style:font-size-complex="12pt"/>
    </style:style>
    <style:style style:name="T47" style:family="text">
      <style:text-properties fo:font-size="12pt" officeooo:rsid="003c14dd" style:font-size-asian="12pt" style:font-size-complex="12pt"/>
    </style:style>
    <style:style style:name="T48" style:family="text">
      <style:text-properties fo:font-size="12pt" officeooo:rsid="003ced1a" style:font-size-asian="12pt" style:font-size-complex="12pt"/>
    </style:style>
    <style:style style:name="T49" style:family="text">
      <style:text-properties fo:font-size="12pt" officeooo:rsid="003d9082" style:font-size-asian="12pt" style:font-size-complex="12pt"/>
    </style:style>
    <style:style style:name="T50" style:family="text">
      <style:text-properties fo:font-size="12pt" officeooo:rsid="003ee500" style:font-size-asian="12pt" style:font-size-complex="12pt"/>
    </style:style>
    <style:style style:name="T51" style:family="text">
      <style:text-properties fo:font-size="12pt" officeooo:rsid="003faa68" style:font-size-asian="12pt" style:font-size-complex="12pt"/>
    </style:style>
    <style:style style:name="T52" style:family="text">
      <style:text-properties fo:font-size="12pt" officeooo:rsid="00408bce" style:font-size-asian="12pt" style:font-size-complex="12pt"/>
    </style:style>
    <style:style style:name="T53" style:family="text">
      <style:text-properties fo:font-size="12pt" officeooo:rsid="00417813" style:font-size-asian="12pt" style:font-size-complex="12pt"/>
    </style:style>
    <style:style style:name="T54" style:family="text">
      <style:text-properties fo:font-size="12pt" officeooo:rsid="0041f873" style:font-size-asian="12pt" style:font-size-complex="12pt"/>
    </style:style>
    <style:style style:name="T55" style:family="text">
      <style:text-properties fo:font-size="12pt" officeooo:rsid="00433876" style:font-size-asian="12pt" style:font-size-complex="12pt"/>
    </style:style>
    <style:style style:name="T56" style:family="text">
      <style:text-properties fo:font-size="12pt" officeooo:rsid="0043fc6d" style:font-size-asian="12pt" style:font-size-complex="12pt"/>
    </style:style>
    <style:style style:name="T57" style:family="text">
      <style:text-properties fo:font-size="12pt" officeooo:rsid="00822f2d" style:font-size-asian="12pt" style:font-size-complex="12pt"/>
    </style:style>
    <style:style style:name="T58" style:family="text">
      <style:text-properties fo:font-size="12pt" officeooo:rsid="008248ca" style:font-size-asian="12pt" style:font-size-complex="12pt"/>
    </style:style>
    <style:style style:name="T59" style:family="text">
      <style:text-properties fo:font-size="12pt" officeooo:rsid="008249a2" style:font-size-asian="12pt" style:font-size-complex="12pt"/>
    </style:style>
    <style:style style:name="T60" style:family="text">
      <style:text-properties officeooo:rsid="004abb91"/>
    </style:style>
    <style:style style:name="T61" style:family="text">
      <style:text-properties officeooo:rsid="004ac590"/>
    </style:style>
    <style:style style:name="T62" style:family="text">
      <style:text-properties officeooo:rsid="004c647d"/>
    </style:style>
    <style:style style:name="T63" style:family="text">
      <style:text-properties officeooo:rsid="004bdaeb"/>
    </style:style>
    <style:style style:name="T64" style:family="text">
      <style:text-properties officeooo:rsid="004e132a"/>
    </style:style>
    <style:style style:name="T65" style:family="text">
      <style:text-properties officeooo:rsid="004f1b8c"/>
    </style:style>
    <style:style style:name="T66" style:family="text">
      <style:text-properties officeooo:rsid="006fac83"/>
    </style:style>
    <style:style style:name="T67" style:family="text">
      <style:text-properties officeooo:rsid="0052fedd"/>
    </style:style>
    <style:style style:name="T68" style:family="text">
      <style:text-properties officeooo:rsid="006f3e1a"/>
    </style:style>
    <style:style style:name="T69" style:family="text">
      <style:text-properties officeooo:rsid="0083029b"/>
    </style:style>
    <style:style style:name="T70" style:family="text">
      <style:text-properties officeooo:rsid="0084287d"/>
    </style:style>
    <style:style style:name="T71" style:family="text">
      <style:text-properties officeooo:rsid="00714d16"/>
    </style:style>
    <style:style style:name="T72" style:family="text">
      <style:text-properties officeooo:rsid="0085585b"/>
    </style:style>
    <style:style style:name="T73" style:family="text">
      <style:text-properties officeooo:rsid="0086ef80"/>
    </style:style>
    <style:style style:name="T74" style:family="text">
      <style:text-properties officeooo:rsid="0087cee2"/>
    </style:style>
    <style:style style:name="T75" style:family="text">
      <style:text-properties officeooo:rsid="008968d3"/>
    </style:style>
    <style:style style:name="T76" style:family="text">
      <style:text-properties officeooo:rsid="008a7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 the web application</text:p>
      <text:p text:style-name="P1"/>
      <text:p text:style-name="P2"><text:span text:style-name="T1">1)</text:span><text:span text:style-name="T2"> </text:span><text:span text:style-name="T3">User interface of the program works through web application</text:span></text:p>
      <text:p text:style-name="P3"/>
      <text:p text:style-name="P4"><text:span text:style-name="T4"><text:tab/></text:span><text:span text:style-name="T5">1.1) </text:span><text:span text:style-name="T6">To start the web app, navigate </text:span><text:span text:style-name="T7">to Urania directory ( “cd Desktop/Urania” ) and </text:span><text:span text:style-name="T8">start the web app with “sudo streamlit run main.py” command</text:span></text:p>
      <text:p text:style-name="P4"><text:span text:style-name="T5"><text:s text:c="2"/></text:span></text:p>
      <text:p text:style-name="P4"><text:span text:style-name="T5"><text:tab/>1.2) </text:span><text:span text:style-name="T9">Open any web browser (firefox and brave were tested) and navigate to localhost:8501 address</text:span></text:p>
      <text:p text:style-name="P5"/>
      <text:p text:style-name="P6"/>
      <text:p text:style-name="P6">Data collection</text:p>
      <text:p text:style-name="P7"><text:span text:style-name="T1"/></text:p>
      <text:p text:style-name="P7"><text:span text:style-name="T1"/></text:p>
      <text:p text:style-name="P7"><text:span text:style-name="T1">1) Create empty spectrum files </text:span><text:span text:style-name="T2">in SpectrumsManager page of web app</text:span></text:p>
      <text:p text:style-name="P8"/>
      <text:p text:style-name="P7"><text:span text:style-name="T4"><text:tab/></text:span><text:span text:style-name="T5">1.1) In the bottom of the page, specify filename, multi inlet valve position </text:span><text:span text:style-name="T10">from 1 and 16</text:span><text:span text:style-name="T5">, initial M, step, amount of s</text:span><text:span text:style-name="T11">teps </text:span><text:span text:style-name="T12">and purging parameters</text:span></text:p>
      <text:p text:style-name="P7"><text:span text:style-name="T5"/></text:p>
      <text:p text:style-name="P7"><text:span text:style-name="T5"><text:tab/>1.2) Press “</text:span><text:span text:style-name="T13">Create Spectrum</text:span><text:span text:style-name="T5">” </text:span><text:span text:style-name="T13">button </text:span><text:span text:style-name="T14">to create 1 spectrum; or press “create 16 equivalent spectrums and corresponding tasks” to create </text:span><text:span text:style-name="T15">16 spectrums (with multi inlet valve position from 1 to 16) </text:span><text:span text:style-name="T16">and 16 correspoding tasks. If done so, you can skip step 2</text:span></text:p>
      <text:p text:style-name="P9"/>
      <text:p text:style-name="P9"/>
      <text:p text:style-name="P9"/>
      <text:p text:style-name="P10"><text:span text:style-name="T17">2) </text:span><text:span text:style-name="T18">Create a task in Task Manager page of web app</text:span></text:p>
      <text:p text:style-name="P11"/>
      <text:p text:style-name="P7"><text:span text:style-name="T19"><text:tab/>2.1) </text:span><text:span text:style-name="T20"><text:s/></text:span><text:span text:style-name="T18">In the bottom of the page, select type of the task </text:span><text:span text:style-name="T21">(emergency, scheduled or regular)</text:span></text:p>
      <text:p text:style-name="P7"><text:span text:style-name="T22"><text:tab/>2.2) Specify unique task name, multi inlet valve position from 1 to 16, </text:span><text:span text:style-name="T23">f</text:span><text:span text:style-name="T22">ilename of spectrum </text:span><text:span text:style-name="T24">and</text:span><text:span text:style-name="T22"> </text:span><text:span text:style-name="T24">amount of scans</text:span></text:p>
      <text:p text:style-name="P7"><text:span text:style-name="T25"><text:tab/>2.3) </text:span><text:span text:style-name="T26">If task type is emergency, specify the amount of executions – either integer or “inf”. If task is scheduled, specify the </text:span><text:span text:style-name="T27">frequency of executions (</text:span><text:span text:style-name="T28">for example, if freq=3600, task would be executed once every 3600 seconds</text:span><text:span text:style-name="T27">)</text:span></text:p>
      <text:p text:style-name="P7"/>
      <text:p text:style-name="P7"><text:tab/><text:span text:style-name="T29">Priority of task execution is determined the following way:</text:span></text:p>
      <text:p text:style-name="P7"><text:span text:style-name="T30"><text:tab/><text:tab/>1) If there is an emergency tasks </text:span><text:span text:style-name="T31">the</text:span><text:span text:style-name="T30"> in list, first emergency task encountered is executed</text:span></text:p>
      <text:p text:style-name="P7"><text:span text:style-name="T30"><text:tab/><text:tab/>2) </text:span><text:span text:style-name="T31">Else, if there are scheduled tasks in the list, first scheduled task that </text:span><text:span text:style-name="T32">wasn’t executed on time, would be executed (for example, task with freq=3600 that was executed 3800 seconds ago)</text:span></text:p>
      <text:p text:style-name="P7"><text:span text:style-name="T21">3) Else, regular task</text:span><text:span text:style-name="T33">s are executed in alternating manner </text:span><text:span text:style-name="T34">(for example, task1, then task2, then task3, than task1 if there are 3 tasks in the list)</text:span></text:p>
      <text:p text:style-name="P7"/>
      <text:p text:style-name="P7"/>
      <text:p text:style-name="P7"/>
      <text:p text:style-name="P7"/>
      <text:p text:style-name="P7"><text:soft-page-break/></text:p>
      <text:p text:style-name="P12"><text:tab/>2.4) You can use menu to move tasks up, down or delete. If web page is not responsive, reload page after pressing button </text:p>
      <text:p text:style-name="P7"><text:tab/></text:p>
      <text:p text:style-name="P13"/>
      <text:p text:style-name="P13"/>
      <text:p text:style-name="P14"><text:tab/> </text:p>
      <text:p text:style-name="P15">3) To start data collection, execute StartSampling.py script</text:p>
      <text:p text:style-name="P15"/>
      <text:p text:style-name="P9"><text:span text:style-name="T35"><text:tab/></text:span><text:span text:style-name="T36">3.1) Navigate to Urania directory:</text:span></text:p>
      <text:p text:style-name="P16"/>
      <text:p text:style-name="P17">cd Desktop/Urania-Main</text:p>
      <text:p text:style-name="P17"/>
      <text:p text:style-name="P17"/>
      <text:p text:style-name="P18"><text:tab/>3.2) Execute script with sudo privileges:</text:p>
      <text:p text:style-name="P18"/>
      <text:p text:style-name="P18"/>
      <text:p text:style-name="P19">sudo python3 <text:span text:style-name="T37">StartSampling.py</text:span></text:p>
      <text:p text:style-name="P19"/>
      <text:p text:style-name="P19"/>
      <text:p text:style-name="P20"><text:tab/>3.3) Enter admin password</text:p>
      <text:p text:style-name="P20"/>
      <text:p text:style-name="P20"/>
      <text:p text:style-name="P20"/>
      <text:p text:style-name="P6">Data visualisation</text:p>
      <text:p text:style-name="P20"/>
      <text:p text:style-name="P21"><text:span text:style-name="T38"/></text:p>
      <text:p text:style-name="P22"><text:span text:style-name="T39">1</text:span>) To open data visualisation page, <text:span text:style-name="T40">select the name of desired page on left sidebar. </text:span><text:span text:style-name="T39">Otherwise, you can navigate to “Currently processed scans” page</text:span></text:p>
      <text:p text:style-name="P22"/>
      <text:p text:style-name="P22"><text:span text:style-name="T41"><text:tab/>2.0) Select whether you want to process default file or select a “dropdown menu” option and select file from popped up menu.</text:span></text:p>
      <text:p text:style-name="P22"/>
      <text:p text:style-name="P22"><text:span text:style-name="T42"><text:tab/>2.1) </text:span><text:span text:style-name="T43">Data visualisation works either in “last” or “search” mode of operation. It can be changed in Settings menu. </text:span><text:span text:style-name="T44">If the mode of operation is “last”, program will automatically display </text:span><text:span text:style-name="T45">the most recent scans. If the mode of operation is “search”, </text:span><text:span text:style-name="T46">you should select the date and time through prompted widget. </text:span><text:span text:style-name="T47">Program will display data for this moment of time</text:span></text:p>
      <text:p text:style-name="P22"><text:span text:style-name="T47"/></text:p>
      <text:p text:style-name="P23"><text:tab/></text:p>
      <text:p text:style-name="P24"><text:tab/>2.2) Select how much spectrums you want to display on screen by typing an integer into the field</text:p>
      <text:p text:style-name="P22"><text:span text:style-name="T48"/></text:p>
      <text:p text:style-name="P22"><text:span text:style-name="T48"/></text:p>
      <text:p text:style-name="P22"><text:span text:style-name="T48"><text:tab/></text:span><text:span text:style-name="T49">2.3) </text:span><text:span text:style-name="T50">There are two types of graphs displayed below: spectrum for given moment of time and </text:span><text:span text:style-name="T51">concentration vs time graphs for given molar masses</text:span></text:p>
      <text:p text:style-name="P22"><text:span text:style-name="T51"/></text:p>
      <text:p text:style-name="P25"><text:tab/></text:p>
      <text:p text:style-name="P22"><text:soft-page-break/><text:span text:style-name="T51"><text:tab/></text:span><text:span text:style-name="T52">2.4) Each type of graph can be displayed with values in pascals (raw output of RGA) </text:span><text:span text:style-name="T53">or in PPM (automatically converted). Each type of graph can be displayed either on linear or logarithmic scale.</text:span></text:p>
      <text:p text:style-name="P22"><text:span text:style-name="T53"/></text:p>
      <text:p text:style-name="P22"><text:span text:style-name="T53"><text:tab/></text:span><text:span text:style-name="T54">2.5) For concentration vs time graph, you can input molar masses (or “ox” or oxygen) splitted by comma into the field</text:span></text:p>
      <text:p text:style-name="P22"><text:span text:style-name="T54"/></text:p>
      <text:p text:style-name="P22"><text:span text:style-name="T54"><text:tab/></text:span><text:span text:style-name="T55">2.6) To display table with values, press “display table with values” button. It can be copied and pasted to office programm such as LibreOffice or Excel</text:span></text:p>
      <text:p text:style-name="P22"><text:span text:style-name="T55"/></text:p>
      <text:p text:style-name="P22"><text:span text:style-name="T55"/></text:p>
      <text:p text:style-name="P22"><text:span text:style-name="T55"><text:tab/></text:span><text:span text:style-name="T56">2.7) To compare results with tolerance values (file with tolerances can be selected in Settings), press “Find Abnormalities” button. </text:span><text:span text:style-name="T57">Not tested yet </text:span><text:span text:style-name="T58">and not sure if </text:span><text:span text:style-name="T59">this feature</text:span><text:span text:style-name="T58"> is needed</text:span></text:p>
      <text:p text:style-name="P26"><text:tab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7">Remote Access</text:p>
      <text:p text:style-name="P27"/>
      <text:p text:style-name="P28">1) System can be accessed remotely through RustDesk program</text:p>
      <text:p text:style-name="P28"/>
      <text:p text:style-name="P29"><text:tab/>1.1) <text:span text:style-name="T60">Install RustDesk on your system. On Debian systems it can be done by typing “sudo apt install rustdesk”</text:span></text:p>
      <text:p text:style-name="P29"/>
      <text:p text:style-name="P29"><text:span text:style-name="T61"><text:tab/>1.2) </text:span><text:span text:style-name="T62">Enter</text:span><text:span text:style-name="T61"> 9-digit ID and password of system (not provided in this manual for security reasons)</text:span></text:p>
      <text:p text:style-name="P29"/>
      <text:p text:style-name="P29"><text:span text:style-name="T63"><text:tab/>1.3) </text:span><text:span text:style-name="T62">Set up 2FA through any 2FA application (I recommend Aegis, </text:span><text:span text:style-name="T64">as it is free and open source and 100% offline</text:span><text:span text:style-name="T62">). </text:span><text:span text:style-name="T65">Credentials are not provided in this manual</text:span></text:p>
      <text:p text:style-name="P29"/>
      <text:p text:style-name="P30"><text:tab/>1.4) Click “Remote connect” to control the system or “file transfer” to use system as network attached storage.</text:p>
      <text:p text:style-name="P29"/>
      <text:p text:style-name="P29"/>
      <text:p text:style-name="P29"/>
      <text:p text:style-name="P31"/>
      <text:p text:style-name="P32">Manual control of <text:span text:style-name="T66">hardware</text:span></text:p>
      <text:p text:style-name="P32"/>
      <text:p text:style-name="P33">1) <text:span text:style-name="T67">VSC and multi inlet valve can be controlled using </text:span><text:span text:style-name="T68">VSC Page page in web app. </text:span><text:span text:style-name="T69">Web app displays parameters and readings of each sensor and </text:span><text:span text:style-name="T70">allows user to change them</text:span></text:p>
      <text:p text:style-name="P33"><text:tab/></text:p>
      <text:p text:style-name="P34">2) <text:span text:style-name="T71">RGA can be manually controlled through RGA Controls page. </text:span><text:span text:style-name="T72">There are options to control capillary heater; heater and pump in this page</text:span></text:p>
      <text:p text:style-name="P34"/>
      <text:p text:style-name="P35"><text:soft-page-break/>Hardware address discovery</text:p>
      <text:p text:style-name="P36"/>
      <text:p text:style-name="P37">1) <text:span text:style-name="T73">To discover IP address of RGA, navigate to Technical page and </text:span><text:span text:style-name="T74">press “Netdiscover RGA IP button”. Computer pings all devices in local network and discovers IP address of RGA</text:span></text:p>
      <text:p text:style-name="P37"><text:tab/></text:p>
      <text:p text:style-name="P38">2) <text:span text:style-name="T75">To discover location of multi inlet valve; vaccuum system controller and multi inlet valve, unplug them from USB ports and press “Locate devices on USB bus button”. </text:span><text:span text:style-name="T76">Follow the instructions appearing on the screen</text:span></text:p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4-10-09T11:14:59.884399667</dc:date>
    <meta:editing-duration>PT3H5M29S</meta:editing-duration>
    <meta:editing-cycles>118</meta:editing-cycles>
    <meta:generator>LibreOffice/24.8.1.2$Linux_X86_64 LibreOffice_project/480$Build-2</meta:generator>
    <meta:document-statistic meta:table-count="0" meta:image-count="0" meta:object-count="0" meta:page-count="4" meta:paragraph-count="53" meta:word-count="832" meta:character-count="4955" meta:non-whitespace-character-count="4127"/>
  </office:meta>
</office:document-meta>
</file>